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5.4898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style>
    <style:style style:name="P2" style:family="paragraph" style:parent-style-name="Standard">
      <style:paragraph-properties fo:margin-left="0in" fo:margin-right="5.4193in" fo:margin-top="0.3063in" fo:margin-bottom="0in" loext:contextual-spacing="false" fo:line-height="115%"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5.2929in" fo:margin-right="0.0193in" fo:margin-top="0.3134in" fo:margin-bottom="0in" loext:contextual-spacing="false" fo:line-height="115%"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1.8134in" fo:margin-right="0.0228in" fo:margin-top="0.2693in" fo:margin-bottom="0in" loext:contextual-spacing="false" fo:line-height="115%"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7929in" fo:margin-right="0.0193in" fo:margin-top="0.2929in" fo:margin-bottom="0in" loext:contextual-spacing="false" fo:line-height="115%"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1.2598in" fo:margin-right="1.4563in" fo:margin-top="0.2799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3299in" fo:margin-top="0.2764in" fo:margin-bottom="0in" loext:contextual-spacing="false" fo:line-height="115%"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4.8598in" fo:margin-top="0.2898in" fo:margin-bottom="0in" loext:contextual-spacing="false" fo:line-height="115%"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3.5028in" fo:margin-top="0.3in" fo:margin-bottom="0in" loext:contextual-spacing="false" fo:line-height="115%"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5.8362in" fo:margin-top="0.2862in" fo:margin-bottom="0in" loext:contextual-spacing="false" fo:line-height="115%"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0398in" fo:margin-top="0.2299in" fo:margin-bottom="0in" loext:contextual-spacing="false" fo:line-height="115%"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5835in" fo:margin-top="0.2264in" fo:margin-bottom="0in" loext:contextual-spacing="false" fo:line-height="115%"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0264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1299in" fo:margin-top="0.2264in" fo:margin-bottom="0in" loext:contextual-spacing="false" fo:line-height="115%"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2299in" fo:margin-top="0.2228in" fo:margin-bottom="0in" loext:contextual-spacing="false" fo:line-height="115%"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1965in" fo:margin-top="0.2228in" fo:margin-bottom="0in" loext:contextual-spacing="false" fo:line-height="115%"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25in" fo:margin-right="3.0728in" fo:margin-top="0.0598in" fo:margin-bottom="0in" loext:contextual-spacing="false" fo:line-height="115%"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2693in" fo:margin-top="0.2264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25in" fo:margin-right="2.8028in" fo:margin-top="0.0598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0634in" fo:margin-top="0.2299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4.8634in" fo:margin-top="0.2264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7193in" fo:margin-top="0.2299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75in" fo:margin-right="0.7193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1in" fo:margin-right="0.0134in" fo:margin-top="0.0634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75in" fo:margin-right="0.1465in" fo:margin-top="0.2264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left="1in" fo:margin-right="0.2665in" fo:margin-top="0.0598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0063in" fo:margin-top="0.2299in" fo:margin-bottom="0in" loext:contextual-spacing="false" fo:line-height="115%"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1098in" fo:margin-top="0.2299in" fo:margin-bottom="0in" loext:contextual-spacing="false" fo:line-height="115%"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0598in" fo:margin-top="0.2299in" fo:margin-bottom="0in" loext:contextual-spacing="false" fo:line-height="115%"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4.6465in" fo:margin-top="0.2299in" fo:margin-bottom="0in" loext:contextual-spacing="false" fo:line-height="115%" fo:text-align="start"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0193in" fo:margin-top="0.2264in" fo:margin-bottom="0in" loext:contextual-spacing="false" fo:line-height="115%"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0193in" fo:margin-top="0.2299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7134in" fo:margin-top="0.2299in" fo:margin-bottom="0in" loext:contextual-spacing="false" fo:line-height="115%"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in" fo:margin-right="0.0362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1264in" fo:margin-top="0.2299in" fo:margin-bottom="0in" loext:contextual-spacing="false" fo:line-height="115%" fo:text-align="start" style:justify-single-word="false" fo:keep-together="auto" fo:orphans="0" fo:widows="0" fo:text-indent="0in" style:auto-text-indent="false" fo:padding="0in" fo:border="none" fo:keep-with-next="auto"/>
    </style:style>
    <style:style style:name="P36" style:family="paragraph" style:parent-style-name="Standard">
      <style:paragraph-properties fo:margin-left="0in" fo:margin-right="0.0465in" fo:margin-top="0.2264in" fo:margin-bottom="0in" loext:contextual-spacing="false" fo:line-height="115%" fo:text-align="start" style:justify-single-word="false" fo:keep-together="auto" fo:orphans="0" fo:widows="0" fo:text-indent="0in" style:auto-text-indent="false" fo:padding="0in" fo:border="none" fo:keep-with-next="auto"/>
    </style:style>
    <style:style style:name="P37" style:family="paragraph" style:parent-style-name="Standard">
      <style:paragraph-properties fo:margin-left="0in" fo:margin-right="0.0299in" fo:margin-top="0.2299in" fo:margin-bottom="0in" loext:contextual-spacing="false" fo:line-height="115%" fo:text-align="start" style:justify-single-word="false" fo:keep-together="auto" fo:orphans="0" fo:widows="0" fo:text-indent="0in" style:auto-text-indent="false" fo:padding="0in" fo:border="none" fo:keep-with-next="auto"/>
    </style:style>
    <style:style style:name="P38" style:family="paragraph" style:parent-style-name="Standard">
      <style:paragraph-properties fo:margin-left="0in" fo:margin-right="5.4134in" fo:margin-top="0.2264in" fo:margin-bottom="0in" loext:contextual-spacing="false" fo:line-height="115%" fo:text-align="start" style:justify-single-word="false" fo:keep-together="auto" fo:orphans="0" fo:widows="0" fo:text-indent="0in" style:auto-text-indent="false" fo:padding="0in" fo:border="none" fo:keep-with-next="auto"/>
    </style:style>
    <style:style style:name="P39" style:family="paragraph" style:parent-style-name="Standard">
      <style:paragraph-properties fo:margin-left="0in" fo:margin-right="0.6898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T1" style:family="text">
      <style:text-properties fo:font-variant="normal" fo:text-transform="none" fo:color="#000000" style:text-line-through-style="none" style:text-line-through-type="none" style:text-position="0% 100%" style:font-name="Times New Roman" fo:font-size="13.5pt" fo:font-style="normal" style:text-underline-style="none" fo:font-weight="normal" style:font-name-asian="Times New Roman1" style:font-size-asian="13.5pt" style:font-style-asian="normal" style:font-weight-asian="normal" style:font-name-complex="Times New Roman1" style:font-size-complex="13.5pt"/>
    </style:style>
    <style:style style:name="T2"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3"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2.5pt" fo:font-style="normal" style:text-underline-style="none" fo:font-weight="normal" style:font-name-asian="Arial1" style:font-size-asian="12.5pt" style:font-style-asian="normal" style:font-weight-asian="normal" style:font-name-complex="Arial1" style:font-size-complex="12.5pt"/>
    </style:style>
    <style:style style:name="T6" style:family="text">
      <style:text-properties fo:font-variant="normal" fo:text-transform="none" fo:color="#000000" style:text-line-through-style="none" style:text-line-through-type="none" style:text-position="0% 100%" style:font-name="Arial" fo:font-size="12.5pt" fo:font-style="normal" style:text-underline-style="none" fo:font-weight="bold" style:font-name-asian="Arial1" style:font-size-asian="12.5pt" style:font-style-asian="normal" style:font-weight-asian="bold" style:font-name-complex="Arial1" style:font-size-complex="12.5pt"/>
    </style:style>
    <style:style style:name="T7" style:family="text">
      <style:text-properties fo:font-variant="normal" fo:text-transform="none" fo:color="#000000" style:text-line-through-style="none" style:text-line-through-type="none" style:text-position="0% 100%" style:font-name="Arial" fo:font-size="12.5pt" fo:font-style="italic" style:text-underline-style="none" fo:font-weight="normal" style:font-name-asian="Arial1" style:font-size-asian="12.5pt" style:font-style-asian="italic" style:font-weight-asian="normal" style:font-name-complex="Arial1" style:font-size-complex="12.5pt"/>
    </style:style>
    <style:style style:name="T8" style:family="text">
      <style:text-properties fo:font-variant="normal" fo:text-transform="none" fo:color="#000000" style:text-line-through-style="none" style:text-line-through-type="none" style:text-position="0% 100%" style:font-name="Arial" fo:font-size="12.5pt" fo:font-style="italic" style:text-underline-style="none" fo:font-weight="bold" style:font-name-asian="Arial1" style:font-size-asian="12.5pt" style:font-style-asian="italic" style:font-weight-asian="bold" style:font-name-complex="Arial1" style:font-size-complex="12.5pt"/>
    </style:style>
    <style:style style:name="T9"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10" style:family="text">
      <style:text-properties fo:font-variant="normal" fo:text-transform="none" fo:color="#000000" style:text-line-through-style="none" style:text-line-through-type="none" style:text-position="0% 100%" style:font-name="Courier New" fo:font-size="12.5pt" fo:font-style="normal" style:text-underline-style="none" fo:font-weight="normal" style:font-name-asian="Courier New1" style:font-size-asian="12.5pt" style:font-style-asian="normal" style:font-weight-asian="normal" style:font-name-complex="Courier New1" style:font-size-complex="12.5pt"/>
    </style:style>
    <style:style style:name="T11" style:family="text">
      <style:text-properties fo:font-variant="normal" fo:text-transform="none" fo:color="#000000" style:text-line-through-style="none" style:text-line-through-type="none" style:text-position="0% 100%" style:font-name="Courier New" fo:font-size="7pt" fo:font-style="normal" style:text-underline-style="none" fo:font-weight="normal" style:font-name-asian="Courier New1" style:font-size-asian="7pt" style:font-style-asian="normal" style:font-weight-asian="normal" style:font-name-complex="Courier New1"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Математика </text:span></text:p>
      <text:p text:style-name="P2"><text:span text:style-name="T1">УДК 372.851 </text:span></text:p>
      <text:p text:style-name="P3"><text:span text:style-name="T2">Юлія Стенгач, </text:span></text:p>
      <text:p text:style-name="P4"><text:span text:style-name="T2">студентка 1 курсу фізично-математичного факультету, </text:span></text:p>
      <text:p text:style-name="P5"><text:span text:style-name="T2">Південноукраїнський національний педагогічний університет імені К. Д. Ушинського, вул. Старопортофранківська, 26, м. Одеса, Україна </text:span></text:p>
      <text:p text:style-name="P6"><text:span text:style-name="T4">МЕТОДИКА ПІДГОТОВКИ ДО СКЛАДАННЯ ЗНО </text:span></text:p>
      <text:p text:style-name="P7"><text:span text:style-name="T4">У статті аналізується методика підготовки до складання </text:span><text:span text:style-name="T9">​</text:span><text:span text:style-name="T5">зовнішнього незалежного оцінювання. З 2007 року в якості тестів атестації використовують систему ЗНО. Зовнішнє незалежне оцінювання з математики складається з купи різних тем, які викладають протягом багатьох років у школі. </text:span><text:span text:style-name="T10">​</text:span><text:span text:style-name="T5">У статті розкриваються питання якісної підготовки учнів до зовнішнього незалежного оцінювання з математики, психолого-педагогічні закономірності навчання з математики школярів різних вікових груп, методику навчання окремих розділів і тем шкільного курсу математики, а також досвід, накопичений протягом проведення зовнішнього незалежного оцінювання з математики .</text:span><text:span text:style-name="T10">​ </text:span><text:span text:style-name="T9">​</text:span><text:span text:style-name="T5">Мета статті - зрозуміти методику підготовки до складання ЗНО з математики. </text:span></text:p>
      <text:p text:style-name="P8"><text:span text:style-name="T6">КЛЮЧОВІ СЛОВА: </text:span></text:p>
      <text:p text:style-name="P9"><text:span text:style-name="T7">ЗНО, математика, школа, тести, атестація, навчання, учні </text:span></text:p>
      <text:p text:style-name="P10"><text:span text:style-name="T8">Вступ: </text:span></text:p>
      <text:p text:style-name="P11"><text:span text:style-name="T2">Нині в Україні відбувається становлення нової системи освіти з метою виходу у світовий освітній простір. Цей процес супроводжується істотними змінами у педагогічній теорії та практиці навчально-виховного процесу в школі, одним з яких є зовнішнє незалежне оцінювання з навчальних предметів. </text:span></text:p>
      <text:p text:style-name="P12"><text:span text:style-name="T2">Відбувається перебудова і в системі освіти, створюються нові концепції, </text:span></text:p>
      <text:p text:style-name="P13"><text:span text:style-name="T2">стандарти навчання, в яких не тільки описано зміст, а й вимоги до результатів навчання. </text:span></text:p>
      <text:p text:style-name="P14"><text:span text:style-name="T2">Це зумовлює принципово нові вимоги до діяльності вчителя та учнів. Нова освітня філософія визначила головну стратегію педагогічної діяльності: спрямувати навчально-виховний процес на формування духовного світу особистості, утвердження загальнолюдських цінностей, розкриття потенційних можливостей та здібностей учнів. Тому навчання, виховання, самовиховання виступають як єдиний процес, що розвиває особистість та адаптує її до навколишнього світу. Оновлена система освіти України вимагає від учителів нових підходів щодо вибору системи вправ під час підготовки учнів до зовнішнього незалежного оцінювання з математики. Сам процес підготовки до ЗНО передбачає: </text:span></text:p>
      <text:p text:style-name="P15"><text:span text:style-name="T2">·</text:span><text:span text:style-name="T9">​ </text:span><text:span text:style-name="T11">​</text:span><text:span text:style-name="T2">підвищення якості освіти та запобігання знищенню рівня успішності учнів; </text:span></text:p>
      <text:p text:style-name="P16"><text:span text:style-name="T2">·</text:span><text:span text:style-name="T9">​ </text:span><text:span text:style-name="T11">​</text:span><text:span text:style-name="T2">використання диференційованого та індивідуального підходу в навчанні та </text:span></text:p>
      <text:p text:style-name="P17"><text:span text:style-name="T2">використання інтерактивних методик; </text:span></text:p>
      <text:p text:style-name="P18"><text:span text:style-name="T2">·</text:span><text:span text:style-name="T9">​ </text:span><text:span text:style-name="T11">​</text:span><text:span text:style-name="T2">формування системи вправ з урахуванням загальних критеріїв оцінювання </text:span></text:p>
      <text:p text:style-name="P19"><text:span text:style-name="T2">навчальних досягнень учнів з математики. </text:span></text:p>
      <text:p text:style-name="P20"><text:span text:style-name="T2">Актуальність проблеми: Орієнтація навчального процесу на особистість передбачає підвищення якості математичної підготовки учнів. Тому одним з важливих питань є питання оволодіння вчителями методикою підготовки учнів до зовнішнього незалежного оцінювання. Вирішення цього питання дає змогу здійснити об’єктивну оцінку підвищення якості загальної середньої освіти учнів, забезпечити усім бажаючим можливість вступу до ВНЗ та створити передумови для входження України у європейський освітній простір. Така система оцінювання є більш прозорою та відкритою, на відміну від традиційної. Перспектива зовнішнього незалежного оцінювання стимулює учнів краще вчитися, а не сподіватися на сторонню допомогу. Надзвичайно важливим є пошук і впровадження у загальноосвітні навчальні заклади альтернативних форм, методів і засобів, впровадження сучасних методів і технологій для якісної підготовки школярів до зовнішнього незалежного оцінювання. </text:span></text:p>
      <text:p text:style-name="P21"><text:span text:style-name="T3">Мета та завдання: </text:span></text:p>
      <text:p text:style-name="P22"><text:span text:style-name="T2">Основними компонентами підготовки учнів до зовнішнього незалежного оцінювання з математики є: </text:span></text:p>
      <text:p text:style-name="P23"><text:span text:style-name="T2">·</text:span><text:span text:style-name="T9">​ </text:span><text:span text:style-name="T11">​</text:span><text:span text:style-name="T2">володіння фактичним матеріалом з основних тем і розділів </text:span></text:p>
      <text:p text:style-name="P24"><text:span text:style-name="T2">шкільного курсу математики, сформованість основних знань, умінь, навичок, логічної культури; </text:span></text:p>
      <text:p text:style-name="P25"><text:span text:style-name="T2">·</text:span><text:span text:style-name="T9">​ </text:span><text:span text:style-name="T11">​</text:span><text:span text:style-name="T2">психолого-педагогічний аспект, містить сформованість вольових </text:span></text:p>
      <text:p text:style-name="P26"><text:soft-page-break/><text:span text:style-name="T2">рис характеру, емоційної врівноваженості, моральної підготовки. </text:span></text:p>
      <text:p text:style-name="P27"><text:span text:style-name="T2">Обидва компоненти однаково важливі, оскільки відомо, що емоційний стан, нестриманість, особливості темпераменту можуть негативно позначитися на результатах випробування. </text:span></text:p>
      <text:p text:style-name="P28"><text:span text:style-name="T2">Ураховуючи актуальність проблеми, психологи й педагоги розробили систему порад, які можуть допомогти учням якісно підготуватись до зовнішнього незалежного оцінювання та впоратися з надмірним психологічним навантаженням. Наприклад, не засмучуватися, налаштовуватися на успіх, складати план підготовки до занять, під час виконання завдань думати тільки про поточне завдання, і не менш важливо – напередодні виспатися. Такі психологічні поради слід надавати учням і під час навчання, по можливості проговорювати їх, доводити до свідомості учнів, щоб у потрібний момент вони могли ними скористатися. </text:span></text:p>
      <text:p text:style-name="P29"><text:span text:style-name="T2">Проте впевненіше учні будуть себе почувати, якщо матимуть глибокі знання з математики, вільно володітимуть фактичним матеріалом. Тому головну увагу слід поділяти математичній підготовці учнів до зовнішнього незалежного оцінювання. </text:span></text:p>
      <text:p text:style-name="P30"><text:span text:style-name="T3">Методи дослідження: </text:span></text:p>
      <text:p text:style-name="P31"><text:span text:style-name="T2">1. Тестування є досить новою методикою перевірки навчальних досягнень учнів, тому готувати школярів до зовнішнього незалежного оцінювання необхідно під час навчального процесу. Бажано включати в зміст уроків кожного року навчання тестові завдання різних форм: тести множинного вибору, альтернативні тести, перехресного вибору, завдання з короткою відповіддю та розгорнутою відповіддю, аналогічні до тих, що зустрічаються на зовнішньому незалежному оцінюванні. Такі завдання мають як навчальну, так і контролюючу функції. Проте слід звернути увагу учнів, що основним джерелом підготовки до оцінювання був і залишається підручник, а тести допомагають здійснити перевірку. </text:span></text:p>
      <text:p text:style-name="P33"><text:span text:style-name="T2">2. Учителям математики значну увагу слід приділяти узагальненню та систематизації знань учнів, використовуючи уроки узагальнення та </text:span></text:p>
      <text:p text:style-name="P34"><text:span text:style-name="T2">систематизації. Це допоможе учням швидше зорієнтуватися під час випробування. Такі уроки доцільно проводити і в межах конкретно взятої теми, і в рамках всього шкільного курсу математики, і на рівні міжпредметних зв'язків. </text:span></text:p>
      <text:p text:style-name="P28"><text:span text:style-name="T2">3. Учитель повинен зосередити увагу учнів на розв'язуванні завдань , які найчастіше викликають труднощі. До таких завдань можна віднести текстові задачі, задачі на відсоткові розрахунки, завдання з параметрами, також складними для учнів виявляються завдання з розділів «Тригонометрія», «Елементи комбінаторики, початки теорії ймовірності» та розв'язування стереометричних задач. </text:span></text:p>
      <text:p text:style-name="P35"><text:span text:style-name="T2">4. Аналіз тестових завдань, запропонованих на зовнішньому незалежному оцінюванні, показує, що деякі з них мають незрозуміле для учнів формулювання. Заміна звичних формулювань умов задач призводять до втрати бажаних балів. Тому під час підготовки учнів до тестування необхідно приділяти увагу вмінню формулювати умови та вимоги до завдань. </text:span></text:p>
      <text:p text:style-name="P36"><text:span text:style-name="T2">5. Специфіка оцінювання навчальних досягнень учнів у формі тестування така, що деякі знайдені результати треба вміти подавати в незвичайній для учнів формі. Наприклад, указати найменший цілий розв'язок нерівності, або знайти якусь залежність між знайденими коренями рівняння. Тому необхідно формувати в учнів уміння правильно записувати відповіді до завдань з урахуванням умови. </text:span></text:p>
      <text:p text:style-name="P37"><text:span text:style-name="T2">6. Як показує досвід, багато учнів засвоюють теоретичний зміст курсу математики старшої школи формально, що призводять до звичайного вгадування або до появи неможливих відповідей. Тому слід уникати формального заучування учнями навчального матеріалу. </text:span></text:p>
      <text:p text:style-name="P35"><text:span text:style-name="T2">7. У ході проведення зовнішнього незалежного оцінювання виявилося, що в учнів недостатньо розвинені навички виконувати математичні записи, що призводять до втрати балів завдань з розгорнутою відповіддю (більшою мірою це стосується задач зі стереометрії та завдань з параметрами). Тому вчителям слід проаналізувати критерії оцінювання завдань з розгорнутою відповіддю та приділяти більше уваги формуванню в учнів математичної культури записів. </text:span></text:p>
      <text:p text:style-name="P38"><text:span text:style-name="T3">Література: </text:span></text:p>
      <text:p text:style-name="P32"><text:span text:style-name="T2">1. Нелін Є. та ін. Зовнішнє оцінювання з математики. Інформаційні матеріали/Є. Нелін, Л. Дворецька, Н. Прокопенко та ін. – К.: УЦОЯО, 2006. </text:span></text:p>
      <text:p text:style-name="P39"><text:span text:style-name="T2">2. Захарійченко Ю. та ін.. Математика. Збірник текстових завдань для підготовки до ЗНО / Ю.О.Захарійченко, О.В.Школьний. – К.: Генеза, 2008. </text:span></text:p>
      <text:p text:style-name="P36"><text:span text:style-name="T2">3. Горох В.П. та ін.. Математика. Комплексна підготовка: Універсальне видання для успішної підготовки до ЗНО / В.П. Горох, Ю.П.Бабич, Г.М.Вартанян та ін. – Х.:Факт, 200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2" meta:word-count="973" meta:character-count="8097" meta:non-whitespace-character-count="6697"/>
    <meta:generator>LibreOfficeDev/6.0.5.2$Linux_X86_64 LibreOffice_project/</meta:generator>
  </office:meta>
</office:document-meta>
</file>